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1" svg:font-family="'Droid Sans Devanagari'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a933" draw:textarea-horizontal-align="justify" draw:textarea-vertical-align="middle" draw:auto-grow-height="false" fo:min-height="13.604cm" fo:min-width="13.354cm"/>
    </style:style>
    <style:style style:name="gr2" style:family="graphic" style:parent-style-name="standard">
      <style:graphic-properties draw:stroke="solid" svg:stroke-width="0.106cm" svg:stroke-color="#808080" draw:marker-start-width="0.359cm" draw:marker-end-width="0.359cm" draw:fill-color="#ffffff" draw:textarea-horizontal-align="justify" draw:textarea-vertical-align="middle" draw:auto-grow-height="false" fo:min-height="14.863cm" fo:min-width="25.44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fe5959" draw:marker-start-width="0.358cm" draw:marker-end-width="0.358cm" draw:fill-color="#ffe994" draw:textarea-horizontal-align="justify" draw:textarea-vertical-align="middle" draw:auto-grow-height="false" fo:min-height="0.366cm" fo:min-width="0.116cm" fo:padding-top="0.177cm" fo:padding-bottom="0.177cm" fo:padding-left="0.302cm" fo:padding-right="0.302cm"/>
      <style:paragraph-properties style:writing-mode="lr-tb"/>
    </style:style>
    <style:style style:name="gr4" style:family="graphic" style:parent-style-name="standard">
      <style:graphic-properties draw:stroke="solid" svg:stroke-width="0.018cm" svg:stroke-color="#dddddd" draw:marker-start-width="0.226cm" draw:marker-end-width="0.226cm" draw:fill-color="#ffe994" draw:textarea-horizontal-align="justify" draw:textarea-vertical-align="middle" draw:auto-grow-height="false" fo:min-height="0.366cm" fo:min-width="0.116cm" fo:padding-top="0.133cm" fo:padding-bottom="0.133cm" fo:padding-left="0.258cm" fo:padding-right="0.258cm"/>
    </style:style>
    <style:style style:name="gr5" style:family="graphic" style:parent-style-name="standard">
      <style:graphic-properties svg:stroke-width="0.106cm" svg:stroke-color="#ffbf00" draw:marker-start-width="0.358cm" draw:marker-end-width="0.358cm" draw:fill-color="#ffe994" draw:textarea-horizontal-align="justify" draw:textarea-vertical-align="middle" draw:auto-grow-height="false" fo:min-height="0.662cm" fo:min-width="0.412cm" fo:padding-top="0.177cm" fo:padding-bottom="0.177cm" fo:padding-left="0.302cm" fo:padding-right="0.302cm"/>
      <style:paragraph-properties style:writing-mode="lr-tb"/>
    </style:style>
    <style:style style:name="gr6" style:family="graphic" style:parent-style-name="standard">
      <style:graphic-properties svg:stroke-width="0.018cm" svg:stroke-color="#dddddd" draw:marker-start-width="0.094cm" draw:marker-end-width="0.094cm" draw:fill-color="#ffe994" draw:textarea-horizontal-align="justify" draw:textarea-vertical-align="middle" draw:auto-grow-height="false" fo:min-height="0.366cm" fo:min-width="0.116cm" fo:padding-top="0.133cm" fo:padding-bottom="0.133cm" fo:padding-left="0.258cm" fo:padding-right="0.258cm"/>
    </style:style>
    <style:style style:name="gr7" style:family="graphic" style:parent-style-name="standard">
      <style:graphic-properties svg:stroke-width="0.106cm" svg:stroke-color="#ffffff" draw:marker-start-width="0.358cm" draw:marker-end-width="0.358cm" draw:fill-color="#ffe994" draw:textarea-horizontal-align="justify" draw:textarea-vertical-align="middle" draw:auto-grow-height="false" fo:min-height="0.366cm" fo:min-width="0.116cm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81d41a" draw:marker-start-width="0.358cm" draw:marker-end-width="0.358cm" draw:fill-color="#ffe994" draw:textarea-horizontal-align="justify" draw:textarea-vertical-align="middle" draw:auto-grow-height="false" fo:min-height="0.366cm" fo:min-width="0.116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ff0000" draw:marker-start-width="0.358cm" draw:marker-end-width="0.358cm" draw:fill-color="#ffe994" draw:textarea-horizontal-align="justify" draw:textarea-vertical-align="middle" draw:auto-grow-height="false" fo:min-height="0.662cm" fo:min-width="0.412cm" fo:padding-top="0.177cm" fo:padding-bottom="0.177cm" fo:padding-left="0.302cm" fo:padding-right="0.302cm"/>
    </style:style>
    <style:style style:name="gr10" style:family="graphic" style:parent-style-name="standard">
      <style:graphic-properties svg:stroke-width="0.106cm" svg:stroke-color="#000000" draw:marker-start-width="0.358cm" draw:marker-end-width="0.358cm" draw:fill-color="#ffe994" draw:textarea-horizontal-align="justify" draw:textarea-vertical-align="middle" draw:auto-grow-height="false" fo:min-height="0.662cm" fo:min-width="0.412cm" fo:padding-top="0.177cm" fo:padding-bottom="0.177cm" fo:padding-left="0.302cm" fo:padding-right="0.302cm"/>
    </style:style>
    <style:style style:name="gr11" style:family="graphic" style:parent-style-name="standard">
      <style:graphic-properties draw:stroke="none" svg:stroke-color="#000000" draw:fill-color="#ffffa6" draw:textarea-horizontal-align="justify" draw:textarea-vertical-align="middle" draw:auto-grow-height="false" fo:min-height="0.047cm" fo:min-width="0cm"/>
    </style:style>
    <style:style style:name="gr12" style:family="graphic" style:parent-style-name="standard">
      <style:graphic-properties svg:stroke-color="#afd095" draw:fill="solid" draw:fill-color="#ff0000" draw:textarea-horizontal-align="justify" draw:textarea-vertical-align="middle" draw:auto-grow-height="false" fo:min-height="1.147cm" fo:min-width="25.154cm"/>
    </style:style>
    <style:style style:name="gr13" style:family="graphic" style:parent-style-name="standard">
      <style:graphic-properties draw:fill="solid" draw:fill-color="#ff0000" draw:textarea-horizontal-align="justify" draw:textarea-vertical-align="middle" draw:auto-grow-height="false" fo:min-height="0.385cm" fo:min-width="4.45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0000" draw:textarea-horizontal-align="left" draw:auto-grow-height="true" draw:auto-grow-width="true" fo:min-height="1.267cm" fo:min-width="4.206cm"/>
      <style:paragraph-properties style:writing-mode="lr-tb"/>
    </style:style>
    <style:style style:name="gr15" style:family="graphic" style:parent-style-name="standard">
      <style:graphic-properties draw:stroke="none" svg:stroke-color="#cccccc" draw:fill-color="#cccccc" draw:textarea-horizontal-align="justify" draw:textarea-vertical-align="middle" draw:auto-grow-height="false" fo:min-height="0.766cm" fo:min-width="25.154cm"/>
      <style:paragraph-properties style:writing-mode="lr-tb"/>
    </style:style>
    <style:style style:name="gr16" style:family="graphic" style:parent-style-name="standard">
      <style:graphic-properties draw:stroke="solid" svg:stroke-color="#158466" draw:fill="solid" draw:fill-color="#dde8cb" draw:opacity="80%" fo:min-height="1.914cm"/>
      <style:paragraph-properties style:writing-mode="lr-tb"/>
    </style:style>
    <style:style style:name="gr17" style:family="graphic" style:parent-style-name="standard">
      <style:graphic-properties draw:stroke="solid" svg:stroke-color="#808080" draw:fill="solid" draw:fill-color="#dddddd" draw:opacity="90%" fo:min-height="1.576cm"/>
      <style:paragraph-properties style:writing-mode="lr-tb"/>
    </style:style>
    <style:style style:name="P1" style:family="paragraph">
      <loext:graphic-properties draw:fill="solid" draw:fill-color="#00a93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 style:writing-mode="lr-tb"/>
      <style:text-properties fo:color="#ce181e" fo:font-size="12pt" style:font-size-asian="12pt" style:font-size-complex="12pt"/>
    </style:style>
    <style:style style:name="P4" style:family="paragraph">
      <loext:graphic-properties draw:fill-color="#ffe994"/>
      <style:paragraph-properties fo:text-align="center" style:writing-mode="lr-tb"/>
      <style:text-properties fo:color="#ce181e" fo:font-size="12pt" style:font-size-asian="12pt" style:font-size-complex="12pt"/>
    </style:style>
    <style:style style:name="P5" style:family="paragraph">
      <loext:graphic-properties draw:fill-color="#ffe994"/>
      <style:paragraph-properties fo:text-align="center"/>
    </style:style>
    <style:style style:name="P6" style:family="paragraph">
      <style:paragraph-properties fo:text-align="center" style:writing-mode="lr-tb"/>
      <style:text-properties fo:color="#b47804" fo:font-size="12pt" style:font-size-asian="12pt" style:font-size-complex="12pt"/>
    </style:style>
    <style:style style:name="P7" style:family="paragraph">
      <loext:graphic-properties draw:fill-color="#ffe994"/>
      <style:paragraph-properties fo:text-align="center" style:writing-mode="lr-tb"/>
      <style:text-properties fo:color="#b47804" fo:font-size="12pt" style:font-size-asian="12pt" style:font-size-complex="12pt"/>
    </style:style>
    <style:style style:name="P8" style:family="paragraph">
      <loext:graphic-properties draw:fill-color="#ffffa6"/>
      <style:paragraph-properties fo:text-align="center"/>
    </style:style>
    <style:style style:name="P9" style:family="paragraph">
      <loext:graphic-properties draw:fill="solid" draw:fill-color="#ff0000"/>
      <style:paragraph-properties fo:text-align="center"/>
      <style:text-properties fo:color="#ffff00"/>
    </style:style>
    <style:style style:name="P10" style:family="paragraph">
      <style:paragraph-properties fo:text-align="center" style:writing-mode="lr-tb"/>
      <style:text-properties fo:color="#ffff00" fo:font-style="italic"/>
    </style:style>
    <style:style style:name="P11" style:family="paragraph">
      <loext:graphic-properties draw:fill="solid" draw:fill-color="#ff0000"/>
      <style:paragraph-properties fo:text-align="center" style:writing-mode="lr-tb"/>
      <style:text-properties fo:color="#ffff00" fo:font-style="italic"/>
    </style:style>
    <style:style style:name="P12" style:family="paragraph">
      <loext:graphic-properties draw:fill="none" draw:fill-color="#ff0000"/>
      <style:paragraph-properties style:writing-mode="lr-tb"/>
      <style:text-properties fo:color="#ffff00" fo:font-size="32pt" fo:font-weight="bold" style:font-size-asian="32pt" style:font-weight-asian="bold" style:font-size-complex="32pt" style:font-weight-complex="bold"/>
    </style:style>
    <style:style style:name="P13" style:family="paragraph">
      <style:paragraph-properties fo:text-align="end" style:writing-mode="lr-tb"/>
      <style:text-properties fo:color="#808080" fo:font-style="italic" fo:font-weight="bold" style:font-style-asian="italic" style:font-weight-asian="bold" style:font-style-complex="italic" style:font-weight-complex="bold"/>
    </style:style>
    <style:style style:name="P14" style:family="paragraph">
      <loext:graphic-properties draw:fill-color="#cccccc"/>
      <style:paragraph-properties fo:text-align="end" style:writing-mode="lr-tb"/>
      <style:text-properties fo:color="#808080" fo:font-style="italic" fo:font-weight="bold" style:font-style-asian="italic" style:font-weight-asian="bold" style:font-style-complex="italic" style:font-weight-complex="bold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dde8cb" draw:opacity="80%"/>
      <style:paragraph-properties fo:text-align="center" style:writing-mode="lr-tb"/>
      <style:text-properties fo:color="#5eb91e" fo:font-size="40pt" fo:font-style="italic" fo:font-weight="bold"/>
    </style:style>
    <style:style style:name="P17" style:family="paragraph">
      <loext:graphic-properties draw:fill="solid" draw:fill-color="#dddddd" draw:opacity="90%"/>
      <style:paragraph-properties fo:text-align="center" style:writing-mode="lr-tb"/>
      <style:text-properties fo:color="#666666" fo:font-size="40pt" fo:font-style="italic" fo:font-weight="bold"/>
    </style:style>
    <style:style style:name="T1" style:family="text">
      <style:text-properties fo:color="#ce181e" fo:font-size="12pt" style:font-size-asian="12pt" style:font-size-complex="12pt"/>
    </style:style>
    <style:style style:name="T2" style:family="text">
      <style:text-properties fo:color="#b47804" fo:font-size="12pt" style:font-size-asian="12pt" style:font-size-complex="12pt"/>
    </style:style>
    <style:style style:name="T3" style:family="text">
      <style:text-properties fo:color="#ffff00" fo:font-style="italic"/>
    </style:style>
    <style:style style:name="T4" style:family="text">
      <style:text-properties fo:color="#ffff00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808080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5eb91e" style:text-outline="false" style:text-line-through-style="none" style:text-line-through-type="none" style:text-position="-33% 58%" style:font-name="Liberation Sans2" fo:font-size="40pt" fo:font-style="italic" fo:text-shadow="none" style:text-underline-style="none" fo:font-weight="bold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5eb91e" style:text-outline="false" style:text-line-through-style="none" style:text-line-through-type="none" style:font-name="Liberation Sans" fo:font-size="40pt" fo:font-style="italic" fo:text-shadow="none" style:text-underline-style="none" fo:font-weight="bold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666666" style:text-outline="false" style:text-line-through-style="none" style:text-line-through-type="none" style:text-position="33% 58%" style:font-name="Liberation Sans2" fo:font-size="40pt" fo:font-style="italic" fo:text-shadow="none" style:text-underline-style="none" fo:font-weight="bold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666666" style:text-outline="false" style:text-line-through-style="none" style:text-line-through-type="none" style:font-name="Liberation Sans" fo:font-size="40pt" fo:font-style="italic" fo:text-shadow="none" style:text-underline-style="none" fo:font-weight="bold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9.59cm" draw:transform="rotate (1.5707963267949) translate (1cm 23.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5.94cm" svg:height="15.113cm" draw:transform="rotate (1.5707963267949) translate (3.239cm 26.94cm)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1.016cm" svg:height="1.016cm" svg:x="18.843cm" svg:y="16.065cm">
            <text:p text:style-name="P3"><text:span text:style-name="T1">BV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1.016cm" svg:height="1.016cm" draw:transform="rotate (1.5707963267949) translate (19.351cm 15.04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1.016cm" svg:height="1.016cm" svg:x="18.843cm" svg:y="9.588cm">
            <text:p text:style-name="P6"><text:span text:style-name="T2">BV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1.016cm" svg:height="1.016cm" draw:transform="rotate (-1.5707963267949) translate (20.367cm 11.62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5" draw:layer="layout" svg:width="1.016cm" svg:height="1.016cm" draw:transform="rotate (1.5709708597201) translate (1.761cm 17.079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.016cm" svg:height="1.016cm" draw:transform="rotate (1.5709708597201) translate (1.254cm 15.05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016cm" svg:height="1.016cm" draw:transform="rotate (-1.5707963267949) translate (2.778cm 9.587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1.016cm" svg:height="1.016cm" draw:transform="rotate (-1.5707963267949) translate (2.27cm 11.619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" draw:text-style-name="P8" draw:layer="layout" svg:width="0.762cm" svg:height="0.889cm" draw:transform="rotate (-0.755378500263145) translate (18.987cm 7.9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12" draw:text-style-name="P9" draw:layer="layout" svg:width="25.654cm" svg:height="1.397cm" draw:transform="rotate (1.5707963267949) translate (16.875cm 26.813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4.953cm" svg:height="0.635cm" draw:transform="rotate (1.5707963267949) translate (17.256cm 18.939cm)">
            <text:p text:style-name="P10"><text:span text:style-name="T3">A-side 9 (V09)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4.953cm" svg:height="0.635cm" draw:transform="rotate (1.5707963267949) translate (17.256cm 10.539cm)">
            <text:p text:style-name="P10"><text:span text:style-name="T3">C-side 9 (V18)</text:span></text:p>
            <draw:enhanced-geometry svg:viewBox="0 0 21600 21600" draw:type="rectangle" draw:enhanced-path="M 0 0 L 21600 0 21600 21600 0 21600 0 0 Z N"/>
          </draw:custom-shape>
          <draw:frame draw:style-name="gr14" draw:text-style-name="P12" draw:layer="layout" svg:width="4.706cm" svg:height="1.517cm" draw:transform="rotate (1.5707963267949) translate (16.85cm 26.537cm)">
            <draw:text-box>
              <text:p><text:span text:style-name="T4">Board 8</text:span></text:p>
            </draw:text-box>
          </draw:frame>
        </draw:g>
        <draw:custom-shape draw:style-name="gr15" draw:text-style-name="P14" draw:layer="layout" svg:width="25.654cm" svg:height="1.016cm" draw:transform="rotate (1.5707963267949) translate (3.413cm 26.813cm)">
          <text:p text:style-name="P13"><text:span text:style-name="T5">INFN PADOVA</text:span></text:p>
          <draw:enhanced-geometry svg:viewBox="0 0 21600 21600" draw:type="rectangle" draw:enhanced-path="M 0 0 L 21600 0 21600 21600 0 21600 0 0 Z N"/>
        </draw:custom-shape>
        <draw:g>
          <draw:custom-shape draw:style-name="gr12" draw:text-style-name="P9" draw:layer="layout" svg:width="25.654cm" svg:height="1.397cm" draw:transform="rotate (1.5707963267949) translate (15.376cm 26.813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4.953cm" svg:height="0.635cm" draw:transform="rotate (1.5707963267949) translate (15.757cm 18.939cm)">
            <text:p text:style-name="P10"><text:span text:style-name="T3">A-side 8 (V08)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4.953cm" svg:height="0.635cm" draw:transform="rotate (1.5707963267949) translate (15.757cm 10.539cm)">
            <text:p text:style-name="P10"><text:span text:style-name="T3">C-side 8 (V17)</text:span></text:p>
            <draw:enhanced-geometry svg:viewBox="0 0 21600 21600" draw:type="rectangle" draw:enhanced-path="M 0 0 L 21600 0 21600 21600 0 21600 0 0 Z N"/>
          </draw:custom-shape>
          <draw:frame draw:style-name="gr14" draw:text-style-name="P12" draw:layer="layout" svg:width="4.706cm" svg:height="1.517cm" draw:transform="rotate (1.5707963267949) translate (15.351cm 26.537cm)">
            <draw:text-box>
              <text:p><text:span text:style-name="T4">Board 7</text:span></text:p>
            </draw:text-box>
          </draw:frame>
        </draw:g>
        <draw:g>
          <draw:custom-shape draw:style-name="gr12" draw:text-style-name="P9" draw:layer="layout" svg:width="25.654cm" svg:height="1.397cm" draw:transform="rotate (1.5707963267949) translate (13.877cm 26.813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4.953cm" svg:height="0.635cm" draw:transform="rotate (1.5707963267949) translate (14.258cm 18.939cm)">
            <text:p text:style-name="P10"><text:span text:style-name="T3">A-side 7 (V07)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4.953cm" svg:height="0.635cm" draw:transform="rotate (1.5707963267949) translate (14.258cm 10.539cm)">
            <text:p text:style-name="P10"><text:span text:style-name="T3">C-side 7 (V16)</text:span></text:p>
            <draw:enhanced-geometry svg:viewBox="0 0 21600 21600" draw:type="rectangle" draw:enhanced-path="M 0 0 L 21600 0 21600 21600 0 21600 0 0 Z N"/>
          </draw:custom-shape>
          <draw:frame draw:style-name="gr14" draw:text-style-name="P12" draw:layer="layout" svg:width="4.706cm" svg:height="1.517cm" draw:transform="rotate (1.5707963267949) translate (13.852cm 26.537cm)">
            <draw:text-box>
              <text:p><text:span text:style-name="T4">Board 6</text:span></text:p>
            </draw:text-box>
          </draw:frame>
        </draw:g>
        <draw:g>
          <draw:custom-shape draw:style-name="gr12" draw:text-style-name="P9" draw:layer="layout" svg:width="25.654cm" svg:height="1.397cm" draw:transform="rotate (1.5707963267949) translate (12.376cm 26.813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4.953cm" svg:height="0.635cm" draw:transform="rotate (1.5707963267949) translate (12.757cm 18.939cm)">
            <text:p text:style-name="P10"><text:span text:style-name="T3">A-side 6 (V06)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4.953cm" svg:height="0.635cm" draw:transform="rotate (1.5707963267949) translate (12.757cm 10.539cm)">
            <text:p text:style-name="P10"><text:span text:style-name="T3">C-side 6 (V15)</text:span></text:p>
            <draw:enhanced-geometry svg:viewBox="0 0 21600 21600" draw:type="rectangle" draw:enhanced-path="M 0 0 L 21600 0 21600 21600 0 21600 0 0 Z N"/>
          </draw:custom-shape>
          <draw:frame draw:style-name="gr14" draw:text-style-name="P12" draw:layer="layout" svg:width="4.706cm" svg:height="1.517cm" draw:transform="rotate (1.5707963267949) translate (12.351cm 26.537cm)">
            <draw:text-box>
              <text:p><text:span text:style-name="T4">Board 5</text:span></text:p>
            </draw:text-box>
          </draw:frame>
        </draw:g>
        <draw:g>
          <draw:custom-shape draw:style-name="gr12" draw:text-style-name="P9" draw:layer="layout" svg:width="25.654cm" svg:height="1.397cm" draw:transform="rotate (1.5707963267949) translate (10.877cm 26.813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4.953cm" svg:height="0.635cm" draw:transform="rotate (1.5707963267949) translate (11.258cm 18.939cm)">
            <text:p text:style-name="P10"><text:span text:style-name="T3">A-side 5 (V05)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4.953cm" svg:height="0.635cm" draw:transform="rotate (1.5707963267949) translate (11.258cm 10.539cm)">
            <text:p text:style-name="P10"><text:span text:style-name="T3">C-side 5 (V14)</text:span></text:p>
            <draw:enhanced-geometry svg:viewBox="0 0 21600 21600" draw:type="rectangle" draw:enhanced-path="M 0 0 L 21600 0 21600 21600 0 21600 0 0 Z N"/>
          </draw:custom-shape>
          <draw:frame draw:style-name="gr14" draw:text-style-name="P12" draw:layer="layout" svg:width="4.706cm" svg:height="1.517cm" draw:transform="rotate (1.5707963267949) translate (10.852cm 26.537cm)">
            <draw:text-box>
              <text:p><text:span text:style-name="T4">Board 4</text:span></text:p>
            </draw:text-box>
          </draw:frame>
        </draw:g>
        <draw:g>
          <draw:custom-shape draw:style-name="gr12" draw:text-style-name="P9" draw:layer="layout" svg:width="25.654cm" svg:height="1.397cm" draw:transform="rotate (1.5707963267949) translate (9.378cm 26.813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4.953cm" svg:height="0.635cm" draw:transform="rotate (1.5707963267949) translate (9.759cm 18.939cm)">
            <text:p text:style-name="P10"><text:span text:style-name="T3">A-side 4 (V04)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4.953cm" svg:height="0.635cm" draw:transform="rotate (1.5707963267949) translate (9.759cm 10.539cm)">
            <text:p text:style-name="P10"><text:span text:style-name="T3">C-side 4 (V13)</text:span></text:p>
            <draw:enhanced-geometry svg:viewBox="0 0 21600 21600" draw:type="rectangle" draw:enhanced-path="M 0 0 L 21600 0 21600 21600 0 21600 0 0 Z N"/>
          </draw:custom-shape>
          <draw:frame draw:style-name="gr14" draw:text-style-name="P12" draw:layer="layout" svg:width="4.706cm" svg:height="1.517cm" draw:transform="rotate (1.5707963267949) translate (9.353cm 26.537cm)">
            <draw:text-box>
              <text:p><text:span text:style-name="T4">Board 3</text:span></text:p>
            </draw:text-box>
          </draw:frame>
        </draw:g>
        <draw:g>
          <draw:custom-shape draw:style-name="gr12" draw:text-style-name="P9" draw:layer="layout" svg:width="25.654cm" svg:height="1.397cm" draw:transform="rotate (1.5707963267949) translate (7.877cm 26.813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4.953cm" svg:height="0.635cm" draw:transform="rotate (1.5707963267949) translate (8.258cm 18.939cm)">
            <text:p text:style-name="P10"><text:span text:style-name="T3">A-side 3 (V03)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4.953cm" svg:height="0.635cm" draw:transform="rotate (1.5707963267949) translate (8.258cm 10.539cm)">
            <text:p text:style-name="P10"><text:span text:style-name="T3">C-side 3 (V12)</text:span></text:p>
            <draw:enhanced-geometry svg:viewBox="0 0 21600 21600" draw:type="rectangle" draw:enhanced-path="M 0 0 L 21600 0 21600 21600 0 21600 0 0 Z N"/>
          </draw:custom-shape>
          <draw:frame draw:style-name="gr14" draw:text-style-name="P12" draw:layer="layout" svg:width="4.706cm" svg:height="1.517cm" draw:transform="rotate (1.5707963267949) translate (7.852cm 26.537cm)">
            <draw:text-box>
              <text:p><text:span text:style-name="T4">Board 2</text:span></text:p>
            </draw:text-box>
          </draw:frame>
        </draw:g>
        <draw:g>
          <draw:custom-shape draw:style-name="gr12" draw:text-style-name="P9" draw:layer="layout" svg:width="25.654cm" svg:height="1.397cm" draw:transform="rotate (1.5707963267949) translate (6.378cm 26.813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4.953cm" svg:height="0.635cm" draw:transform="rotate (1.5707963267949) translate (6.759cm 18.939cm)">
            <text:p text:style-name="P10"><text:span text:style-name="T3">A-side 2 (V02)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4.953cm" svg:height="0.635cm" draw:transform="rotate (1.5707963267949) translate (6.759cm 10.539cm)">
            <text:p text:style-name="P10"><text:span text:style-name="T3">C-side 2 (V11)</text:span></text:p>
            <draw:enhanced-geometry svg:viewBox="0 0 21600 21600" draw:type="rectangle" draw:enhanced-path="M 0 0 L 21600 0 21600 21600 0 21600 0 0 Z N"/>
          </draw:custom-shape>
          <draw:frame draw:style-name="gr14" draw:text-style-name="P12" draw:layer="layout" svg:width="4.706cm" svg:height="1.517cm" draw:transform="rotate (1.5707963267949) translate (6.353cm 26.537cm)">
            <draw:text-box>
              <text:p><text:span text:style-name="T4">Board 1</text:span></text:p>
            </draw:text-box>
          </draw:frame>
        </draw:g>
        <draw:g>
          <draw:custom-shape draw:style-name="gr12" draw:text-style-name="P9" draw:layer="layout" svg:width="25.654cm" svg:height="1.397cm" draw:transform="rotate (1.5707963267949) translate (4.879cm 26.813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4.953cm" svg:height="0.635cm" draw:transform="rotate (1.5707963267949) translate (5.26cm 18.939cm)">
            <text:p text:style-name="P10"><text:span text:style-name="T3">A-side 1 (V01)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4.953cm" svg:height="0.635cm" draw:transform="rotate (1.5707963267949) translate (5.26cm 10.539cm)">
            <text:p text:style-name="P10"><text:span text:style-name="T3">C-side 1 (V10)</text:span></text:p>
            <draw:enhanced-geometry svg:viewBox="0 0 21600 21600" draw:type="rectangle" draw:enhanced-path="M 0 0 L 21600 0 21600 21600 0 21600 0 0 Z N"/>
          </draw:custom-shape>
          <draw:frame draw:style-name="gr14" draw:text-style-name="P12" draw:layer="layout" svg:width="4.706cm" svg:height="1.517cm" draw:transform="rotate (1.5707963267949) translate (4.854cm 26.537cm)">
            <draw:text-box>
              <text:p><text:span text:style-name="T4">Board 0</text:span></text:p>
            </draw:text-box>
          </draw:frame>
        </draw:g>
        <draw:frame draw:style-name="gr16" draw:text-style-name="P16" draw:layer="layout" svg:width="7.321cm" svg:height="2.164cm" svg:x="7.135cm" svg:y="19.562cm">
          <draw:text-box>
            <text:p text:style-name="P15"><text:span text:style-name="T6">▼</text:span><text:span text:style-name="T7">ANODE</text:span><text:span text:style-name="T6">▼</text:span></text:p>
          </draw:text-box>
        </draw:frame>
        <draw:frame draw:style-name="gr17" draw:text-style-name="P17" draw:layer="layout" svg:width="9.097cm" svg:height="1.826cm" svg:x="6.247cm" svg:y="2.069cm">
          <draw:text-box>
            <text:p text:style-name="P15"><text:span text:style-name="T8">▲</text:span><text:span text:style-name="T9">CATHODE</text:span><text:span text:style-name="T8">▲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1" svg:font-family="'Droid Sans Devanagari'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8-12-03T01:23:39.406408550</meta:creation-date>
    <meta:editing-duration>PT8H52M40S</meta:editing-duration>
    <meta:editing-cycles>13</meta:editing-cycles>
    <meta:generator>LibreOffice/6.3.4.2.0$Linux_X86_64 LibreOffice_project/30$Build-2</meta:generator>
    <dc:date>2020-01-06T08:41:42.267964175</dc:date>
    <meta:document-statistic meta:object-count="61"/>
  </office:meta>
</office:document-meta>
</file>